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ff00" draw:textarea-horizontal-align="justify" draw:textarea-vertical-align="middle" draw:auto-grow-height="false" fo:min-height="0.74cm" fo:min-width="2.96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6" style:family="graphic" style:parent-style-name="standard">
      <style:graphic-properties draw:fill-color="#fe7f00" draw:textarea-horizontal-align="justify" draw:textarea-vertical-align="middle" draw:auto-grow-height="false" fo:min-height="2.659cm" fo:min-width="3.886cm"/>
    </style:style>
    <style:style style:name="gr7" style:family="graphic" style:parent-style-name="standard">
      <style:graphic-properties draw:fill-color="#fe7f00" draw:textarea-horizontal-align="justify" draw:textarea-vertical-align="middle" draw:auto-grow-height="false" fo:min-height="2.638cm" fo:min-width="3.888cm"/>
    </style:style>
    <style:style style:name="gr8" style:family="graphic" style:parent-style-name="standard">
      <style:graphic-properties draw:fill-color="#fe7f00" draw:textarea-horizontal-align="justify" draw:textarea-vertical-align="middle" draw:auto-grow-height="false" fo:min-height="2.728cm" fo:min-width="3.878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draw:fill="none" fo:min-height="2.135cm"/>
    </style:style>
    <style:style style:name="gr11" style:family="graphic" style:parent-style-name="standard">
      <style:graphic-properties draw:fill-color="#fe7f00" draw:textarea-horizontal-align="justify" draw:textarea-vertical-align="middle" draw:auto-grow-height="false" fo:min-height="3.722cm" fo:min-width="3.772cm"/>
    </style:style>
    <style:style style:name="gr12" style:family="graphic" style:parent-style-name="standard">
      <style:graphic-properties draw:fill-color="#fffffe" draw:textarea-horizontal-align="justify" draw:textarea-vertical-align="middle" draw:auto-grow-height="false" fo:min-height="1.466cm" fo:min-width="13.816cm"/>
    </style:style>
    <style:style style:name="P1" style:family="paragraph">
      <style:paragraph-properties fo:text-align="center"/>
    </style:style>
    <style:style style:name="P2" style:family="paragraph">
      <loext:graphic-properties draw:fill-color="#00ff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e7f00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.9cm" svg:height="1.4cm" svg:x="0.9cm" svg:y="9.8cm">
          <text:p text:style-name="P1">DEPLAC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4.9cm" svg:height="1.4cm" svg:x="10.3cm" svg:y="7.5cm">
          <text:p text:style-name="P1">JOU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4.9cm" svg:height="1.4cm" svg:x="16.3cm" svg:y="4.5cm">
          <text:p text:style-name="P1">PRODUI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4.9cm" svg:height="1.4cm" svg:x="10.272cm" svg:y="17.249cm">
          <text:p text:style-name="P1">REMAN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4.9cm" svg:height="1.4cm" svg:x="17.3cm" svg:y="9cm">
          <text:p text:style-name="P1">ORGANI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4.9cm" svg:height="1.4cm" svg:x="16.2cm" svg:y="12.9cm">
          <text:p text:style-name="P1">REALI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35cm" svg:y1="11.2cm" svg:x2="3.284cm" svg:y2="15.539cm" draw:start-shape="id1" draw:start-glue-point="8" draw:end-shape="id2" draw:end-glue-point="0" svg:d="M3350 11200l-66 4339" svg:viewBox="0 0 67 4340">
          <text:p text:style-name="P1"/>
          <text:p text:style-name="P1"><text:s text:c="5"/>1,n</text:p>
        </draw:connector>
        <draw:connector draw:style-name="gr2" draw:text-style-name="P3" draw:layer="layout" draw:type="line" svg:x1="12.7cm" svg:y1="10.5cm" svg:x2="12.75cm" svg:y2="8.9cm" draw:start-shape="id3" draw:start-glue-point="0" draw:end-shape="id4" draw:end-glue-point="8" svg:d="M12700 10500l50-1600" svg:viewBox="0 0 51 1601">
          <text:p text:style-name="P1"><text:s text:c="5"/>1.n</text:p>
        </draw:connector>
        <draw:connector draw:style-name="gr2" draw:text-style-name="P3" draw:layer="layout" draw:type="line" svg:x1="15cm" svg:y1="11.1cm" svg:x2="18.75cm" svg:y2="5.9cm" draw:start-shape="id3" draw:start-glue-point="1" draw:end-shape="id5" draw:end-glue-point="8" svg:d="M15000 11100l3750-5200" svg:viewBox="0 0 3751 5201">
          <text:p text:style-name="P1"><text:s text:c="5"/>1.n</text:p>
        </draw:connector>
        <draw:connector draw:style-name="gr2" draw:text-style-name="P3" draw:layer="layout" draw:type="line" svg:x1="15cm" svg:y1="11.1cm" svg:x2="17.3cm" svg:y2="9.7cm" draw:start-shape="id3" draw:start-glue-point="1" draw:end-shape="id6" draw:end-glue-point="6" svg:d="M15000 11100l2300-1400" svg:viewBox="0 0 2301 1401">
          <text:p text:style-name="P1"><text:s text:c="7"/>1.n</text:p>
        </draw:connector>
        <draw:connector draw:style-name="gr2" draw:text-style-name="P3" draw:layer="layout" draw:type="line" svg:x1="15cm" svg:y1="11.1cm" svg:x2="18.65cm" svg:y2="12.9cm" draw:start-shape="id3" draw:start-glue-point="1" draw:end-shape="id7" draw:end-glue-point="4" svg:d="M15000 11100l3650 1800" svg:viewBox="0 0 3651 1801">
          <text:p text:style-name="P1"><text:s text:c="8"/>1,n</text:p>
        </draw:connector>
        <draw:custom-shape draw:style-name="gr1" draw:text-style-name="P2" xml:id="id10" draw:id="id10" draw:layer="layout" svg:width="4.9cm" svg:height="1.4cm" svg:x="5.2cm" svg:y="6.1cm">
          <text:p text:style-name="P1">CONNEC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4.9cm" svg:height="1.4cm" svg:x="5.1cm" svg:y="13.3cm">
          <text:p text:style-name="P1">DISPO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55cm" svg:y1="13.3cm" svg:x2="10.4cm" svg:y2="11.1cm" draw:start-shape="id8" draw:start-glue-point="4" draw:end-shape="id3" svg:d="M7550 13300l2850-2200" svg:viewBox="0 0 2851 2201">
          <text:p text:style-name="P1"><text:s text:c="6"/>n,1</text:p>
        </draw:connector>
        <draw:connector draw:style-name="gr3" draw:text-style-name="P1" draw:layer="layout" svg:x1="5.626cm" svg:y1="1.677cm" svg:x2="7.65cm" svg:y2="6.1cm" draw:start-shape="id9" draw:start-glue-point="1" draw:end-shape="id10" draw:end-glue-point="4" svg:d="M5626 1677h2024v4423" svg:viewBox="0 0 2025 4424">
          <text:p text:style-name="P1"><text:s text:c="16"/>1,n</text:p>
        </draw:connector>
        <draw:connector draw:style-name="gr4" draw:text-style-name="P1" draw:layer="layout" svg:x1="5.584cm" svg:y1="16.139cm" svg:x2="7.55cm" svg:y2="14.7cm" draw:start-shape="id2" draw:start-glue-point="1" draw:end-shape="id8" svg:d="M5584 16139h1966v-1439" svg:viewBox="0 0 1967 1440">
          <text:p text:style-name="P1">1,n</text:p>
        </draw:connector>
        <draw:g>
          <draw:custom-shape draw:style-name="gr5" draw:text-style-name="P1" xml:id="id11" draw:id="id11" draw:layer="layout" svg:width="4.6cm" svg:height="1.2cm" svg:x="21.7cm" svg:y="0.977cm">
            <text:p text:style-name="P1">STUDIO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12" draw:id="id12" draw:layer="layout" svg:width="4.7cm" svg:height="3.223cm" svg:x="21.7cm" svg:y="2.177cm">
            <text:p text:style-name="P1">Nom studio</text:p>
            <text:p text:style-name="P1">Pay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1" xml:id="id13" draw:id="id13" draw:layer="layout" svg:width="4.6cm" svg:height="1.2cm" svg:x="24cm" svg:y="7.5cm">
            <text:p text:style-name="P1">PRODUCTEUR</text:p>
            <draw:enhanced-geometry svg:viewBox="0 0 21600 21600" draw:type="rectangle" draw:enhanced-path="M 0 0 L 21600 0 21600 21600 0 21600 0 0 Z N"/>
          </draw:custom-shape>
          <draw:custom-shape draw:style-name="gr7" draw:text-style-name="P4" xml:id="id14" draw:id="id14" draw:layer="layout" svg:width="4.7cm" svg:height="3.2cm" svg:x="23.9cm" svg:y="8.7cm">
            <text:p text:style-name="P1">Nom</text:p>
            <text:p text:style-name="P1">Prénom</text:p>
            <text:p text:style-name="P1">Nationalité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1" xml:id="id15" draw:id="id15" draw:layer="layout" svg:width="4.6cm" svg:height="1.2cm" svg:x="20.7cm" svg:y="15.4cm">
            <text:p text:style-name="P1">REALISATEUR</text:p>
            <draw:enhanced-geometry svg:viewBox="0 0 21600 21600" draw:type="rectangle" draw:enhanced-path="M 0 0 L 21600 0 21600 21600 0 21600 0 0 Z N"/>
          </draw:custom-shape>
          <draw:custom-shape draw:style-name="gr8" draw:text-style-name="P4" xml:id="id16" draw:id="id16" draw:layer="layout" svg:width="4.7cm" svg:height="3.3cm" svg:x="20.7cm" svg:y="1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9" draw:text-style-name="P3" draw:layer="layout" draw:type="line" svg:x1="24cm" svg:y1="2.177cm" svg:x2="24.05cm" svg:y2="2.177cm" draw:start-shape="id11" draw:start-glue-point="2" draw:end-shape="id12" draw:end-glue-point="0" svg:d="M24000 2177h50" svg:viewBox="0 0 51 1">
          <text:p/>
        </draw:connector>
        <draw:connector draw:style-name="gr9" draw:text-style-name="P3" draw:layer="layout" draw:type="line" svg:x1="26.3cm" svg:y1="8.7cm" svg:x2="26.25cm" svg:y2="8.7cm" draw:start-shape="id13" draw:start-glue-point="2" draw:end-shape="id14" svg:d="M26300 8700h-50" svg:viewBox="0 0 51 1">
          <text:p/>
        </draw:connector>
        <draw:connector draw:style-name="gr9" draw:text-style-name="P3" draw:layer="layout" draw:type="line" svg:x1="23cm" svg:y1="16.6cm" svg:x2="23.05cm" svg:y2="16.6cm" draw:start-shape="id15" draw:start-glue-point="2" draw:end-shape="id16" draw:end-glue-point="0" svg:d="M23000 16600h50" svg:viewBox="0 0 51 1">
          <text:p/>
        </draw:connector>
        <draw:g>
          <draw:custom-shape draw:style-name="gr5" draw:text-style-name="P1" draw:layer="layout" svg:width="4.6cm" svg:height="1.2cm" svg:x="10.5cm" svg:y="1.077cm">
            <text:p text:style-name="P1">ACTEUR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4.7cm" svg:height="3.223cm" svg:x="10.4cm" svg:y="2.3cm">
            <text:p text:style-name="P1">Nom</text:p>
            <text:p text:style-name="P1">Prénom</text:p>
            <text:p text:style-name="P1">Nationalité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1" xml:id="id9" draw:id="id9" draw:layer="layout" svg:width="4.6cm" svg:height="1.2cm" svg:x="1.026cm" svg:y="1.077cm"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4.7cm" svg:height="3.223cm" svg:x="1cm" svg:y="2.277cm">
            <text:p text:style-name="P1">Nom</text:p>
            <text:p text:style-name="P1">Prénom</text:p>
            <text:p text:style-name="P1">Identifiant</text:p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1" xml:id="id2" draw:id="id2" draw:layer="layout" svg:width="4.6cm" svg:height="1.2cm" svg:x="0.984cm" svg:y="15.539cm">
            <text:p text:style-name="P1">MEDIATHEQUE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4.7cm" svg:height="3.2cm" svg:x="0.984cm" svg:y="16.739cm">
            <text:p text:style-name="P1">Nom</text:p>
            <text:p text:style-name="P1">Adresse</text:p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" draw:text-style-name="P3" draw:layer="layout" draw:type="line" svg:x1="3.35cm" svg:y1="9.8cm" svg:x2="3.35cm" svg:y2="5.5cm" draw:start-shape="id1" draw:start-glue-point="4" svg:d="M3350 9800v-4300" svg:viewBox="0 0 1 4301">
          <text:p text:style-name="P1"><text:s text:c="5"/>1,1</text:p>
        </draw:connector>
        <draw:connector draw:style-name="gr2" draw:text-style-name="P3" draw:layer="layout" draw:type="line" svg:x1="7.65cm" svg:y1="7.5cm" svg:x2="10.4cm" svg:y2="11.1cm" draw:start-shape="id10" draw:start-glue-point="8" draw:end-shape="id3" svg:d="M7650 7500l2750 3600" svg:viewBox="0 0 2751 3601">
          <text:p text:style-name="P1"><text:s text:c="6"/>0,n</text:p>
        </draw:connector>
        <draw:connector draw:style-name="gr2" draw:text-style-name="P3" draw:layer="layout" draw:type="line" svg:x1="12.75cm" svg:y1="7.5cm" svg:x2="12.75cm" svg:y2="5.5cm" draw:start-shape="id4" draw:start-glue-point="4" svg:d="M12750 7500v-2000" svg:viewBox="0 0 1 2001">
          <text:p text:style-name="P1"><text:s text:c="5"/>1.n</text:p>
        </draw:connector>
        <draw:connector draw:style-name="gr2" draw:text-style-name="P3" draw:layer="layout" draw:type="line" svg:x1="20.383cm" svg:y1="14.095cm" svg:x2="23.05cm" svg:y2="15.4cm" draw:start-shape="id7" draw:start-glue-point="9" svg:d="M20383 14095l2667 1305" svg:viewBox="0 0 2668 1306">
          <text:p text:style-name="P1"><text:s text:c="7"/>1.n</text:p>
        </draw:connector>
        <draw:connector draw:style-name="gr2" draw:text-style-name="P3" draw:layer="layout" draw:type="line" svg:x1="20.483cm" svg:y1="4.705cm" svg:x2="21.7cm" svg:y2="3.188cm" draw:start-shape="id5" draw:start-glue-point="11" svg:d="M20483 4705l1217-1517" svg:viewBox="0 0 1218 1518">
          <text:p text:style-name="P1"/>
          <text:p text:style-name="P1">1.n</text:p>
        </draw:connector>
        <draw:connector draw:style-name="gr2" draw:text-style-name="P3" draw:layer="layout" draw:type="line" svg:x1="22.2cm" svg:y1="9.7cm" svg:x2="23.9cm" svg:y2="9.7cm" draw:start-shape="id6" draw:start-glue-point="10" svg:d="M22200 9700h1700" svg:viewBox="0 0 1701 1">
          <text:p text:style-name="P1"/>
          <text:p text:style-name="P1">1.n</text:p>
        </draw:connector>
        <draw:frame draw:style-name="gr10" draw:text-style-name="P5" draw:layer="layout" svg:width="3.491cm" svg:height="2.385cm" svg:x="21.4cm" svg:y="16.915cm">
          <draw:text-box>
            <text:p><text:s text:c="4"/>Nom</text:p>
            <text:p><text:s text:c="2"/>Prénom</text:p>
            <text:p>Nationalité</text:p>
          </draw:text-box>
        </draw:frame>
        <draw:g xml:id="id17" draw:id="id17">
          <draw:custom-shape draw:style-name="gr5" draw:text-style-name="P1" xml:id="id3" draw:id="id3" draw:layer="layout" svg:width="4.6cm" svg:height="1.2cm" svg:x="10.4cm" svg:y="10.5cm">
            <text:p text:style-name="P1">FILM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4.7cm" svg:height="4.4cm" svg:x="10.3cm" svg:y="11.7cm">
            <text:p text:style-name="P1">Titre</text:p>
            <text:p text:style-name="P1">Date de sortie</text:p>
            <text:p text:style-name="P1">Catégorie</text:p>
            <text:p text:style-name="P1">Langue</text:p>
            <text:p text:style-name="P1">Synopsi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4" draw:text-style-name="P1" draw:layer="layout" svg:x1="12.65cm" svg:y1="16.1cm" svg:x2="15.172cm" svg:y2="17.949cm" draw:start-shape="id17" draw:start-glue-point="2" draw:end-shape="id18" draw:end-glue-point="10" svg:d="M12650 16100v575h3024v1274h-502" svg:viewBox="0 0 3025 1850">
          <text:p text:style-name="P1"><text:tab/><text:tab/><text:tab/></text:p>
          <text:p text:style-name="P1"><text:tab/><text:tab/> <text:s text:c="5"/><text:s text:c="2"/>0,n</text:p>
        </draw:connector>
        <draw:connector draw:style-name="gr4" draw:text-style-name="P1" draw:layer="layout" draw:line-skew="0cm -0.171cm" svg:x1="12.65cm" svg:y1="16.1cm" svg:x2="10.272cm" svg:y2="17.949cm" draw:start-shape="id17" draw:start-glue-point="2" draw:end-shape="id18" draw:end-glue-point="6" svg:d="M12650 16100v575h-3050v1274h672" svg:viewBox="0 0 3051 1850">
          <text:p text:style-name="P1"/>
          <text:p text:style-name="P1"><text:s text:c="3"/>0,n <text:s text:c="8"/><text:s text:c="6"/></text:p>
        </draw:connector>
        <draw:custom-shape draw:style-name="gr12" draw:text-style-name="P6" draw:layer="layout" svg:width="14.5cm" svg:height="1.9cm" svg:x="6cm" svg:y="18.9cm">
          <text:p text:style-name="P1">Modélisation Conceptuelle de données</text:p>
          <text:p text:style-name="P1">Création d’un référentiel de fil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7T13:42:37.610976171</meta:creation-date>
    <dc:date>2019-06-07T15:07:04.239419841</dc:date>
    <meta:editing-duration>PT27M17S</meta:editing-duration>
    <meta:editing-cycles>6</meta:editing-cycles>
    <meta:generator>LibreOffice/6.0.7.3$Linux_X86_64 LibreOffice_project/00m0$Build-3</meta:generator>
    <meta:document-statistic meta:object-count="50"/>
  </office:meta>
</office:document-meta>
</file>